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1A000000423576346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master-page-name="Standard">
      <style:table-properties style:width="17.903cm" style:page-number="auto" table:align="margins" style:writing-mode="lr-tb"/>
    </style:style>
    <style:style style:name="Tabla1.A" style:family="table-column">
      <style:table-column-properties style:column-width="17.903cm" style:rel-column-width="65535*"/>
    </style:style>
    <style:style style:name="Tabla1.A1" style:family="table-cell">
      <style:table-cell-properties fo:padding="0.097cm" fo:border-left="none" fo:border-right="none" fo:border-top="none" fo:border-bottom="2.5pt solid #000000"/>
    </style:style>
    <style:style style:name="Table3" style:family="table">
      <style:table-properties style:width="17.903cm" table:align="margins" style:writing-mode="lr-tb"/>
    </style:style>
    <style:style style:name="Table3.A" style:family="table-column">
      <style:table-column-properties style:column-width="17.903cm" style:rel-column-width="65535*"/>
    </style:style>
    <style:style style:name="Table3.A1" style:family="table-cell">
      <style:table-cell-properties fo:padding="0.097cm" fo:border-left="none" fo:border-right="none" fo:border-top="none" fo:border-bottom="1pt solid #000000"/>
    </style:style>
    <style:style style:name="Table1" style:family="table">
      <style:table-properties style:width="17.903cm" table:align="margins" style:writing-mode="lr-tb"/>
    </style:style>
    <style:style style:name="Table1.A" style:family="table-column">
      <style:table-column-properties style:column-width="17.903cm" style:rel-column-width="65535*"/>
    </style:style>
    <style:style style:name="Table1.A1" style:family="table-cell">
      <style:table-cell-properties fo:padding="0.097cm" fo:border="0.05pt solid #000000"/>
    </style:style>
    <style:style style:name="Table2" style:family="table">
      <style:table-properties style:width="17.903cm" table:align="margins" style:writing-mode="lr-tb"/>
    </style:style>
    <style:style style:name="Table2.A" style:family="table-column">
      <style:table-column-properties style:column-width="17.903cm" style:rel-column-width="65535*"/>
    </style:style>
    <style:style style:name="Table2.A1" style:family="table-cell">
      <style:table-cell-properties fo:padding="0.097cm" fo:border="0.05pt solid #000000"/>
    </style:style>
    <style:style style:name="Table6" style:family="table">
      <style:table-properties style:width="17.903cm" table:align="margins" style:writing-mode="lr-tb"/>
    </style:style>
    <style:style style:name="Table6.A" style:family="table-column">
      <style:table-column-properties style:column-width="17.903cm" style:rel-column-width="65535*"/>
    </style:style>
    <style:style style:name="Table6.A1" style:family="table-cell">
      <style:table-cell-properties fo:padding="0.097cm" fo:border="0.05pt solid #000000"/>
    </style:style>
    <style:style style:name="Table8" style:family="table">
      <style:table-properties style:width="17.903cm" table:align="margins" style:writing-mode="lr-tb"/>
    </style:style>
    <style:style style:name="Table8.A" style:family="table-column">
      <style:table-column-properties style:column-width="17.903cm" style:rel-column-width="65535*"/>
    </style:style>
    <style:style style:name="Table8.A1" style:family="table-cell">
      <style:table-cell-properties fo:padding="0.097cm" fo:border="0.05pt solid #000000"/>
    </style:style>
    <style:style style:name="Table9" style:family="table">
      <style:table-properties style:width="17.903cm" table:align="margins" style:writing-mode="lr-tb"/>
    </style:style>
    <style:style style:name="Table9.A" style:family="table-column">
      <style:table-column-properties style:column-width="17.903cm" style:rel-column-width="65535*"/>
    </style:style>
    <style:style style:name="Table9.1" style:family="table-row">
      <style:table-row-properties style:min-row-height="2.669cm"/>
    </style:style>
    <style:style style:name="Table9.A1" style:family="table-cell">
      <style:table-cell-properties fo:padding="0.097cm" fo:border="0.05pt solid #000000"/>
    </style:style>
    <style:style style:name="Table10" style:family="table">
      <style:table-properties style:width="17.903cm" table:align="margins" style:writing-mode="lr-tb"/>
    </style:style>
    <style:style style:name="Table10.A" style:family="table-column">
      <style:table-column-properties style:column-width="17.903cm" style:rel-column-width="65535*"/>
    </style:style>
    <style:style style:name="Table10.1" style:family="table-row">
      <style:table-row-properties style:min-row-height="3.11cm"/>
    </style:style>
    <style:style style:name="Table10.A1" style:family="table-cell">
      <style:table-cell-properties fo:padding="0.097cm" fo:border="0.05pt solid #000000"/>
    </style:style>
    <style:style style:name="Table12" style:family="table">
      <style:table-properties style:width="17.903cm" table:align="margins" style:writing-mode="lr-tb"/>
    </style:style>
    <style:style style:name="Table12.A" style:family="table-column">
      <style:table-column-properties style:column-width="17.903cm" style:rel-column-width="65535*"/>
    </style:style>
    <style:style style:name="Table12.A1" style:family="table-cell">
      <style:table-cell-properties fo:padding="0.097cm" fo:border="0.05pt solid #000000"/>
    </style:style>
    <style:style style:name="Table4" style:family="table">
      <style:table-properties style:width="17.903cm" table:align="margins" style:writing-mode="lr-tb"/>
    </style:style>
    <style:style style:name="Table4.A" style:family="table-column">
      <style:table-column-properties style:column-width="17.903cm" style:rel-column-width="65535*"/>
    </style:style>
    <style:style style:name="Table4.1" style:family="table-row">
      <style:table-row-properties style:min-row-height="9.613cm"/>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P1" style:family="paragraph" style:parent-style-name="Encabezado1">
      <style:paragraph-properties fo:margin-top="0cm" fo:margin-bottom="0cm" style:contextual-spacing="false" fo:line-height="100%"/>
      <style:text-properties fo:color="#999999" style:font-name="Arial" fo:font-size="10pt" style:font-size-asian="10pt" style:font-size-complex="10pt"/>
    </style:style>
    <style:style style:name="P2" style:family="paragraph" style:parent-style-name="Encabezado1">
      <style:paragraph-properties fo:margin-top="0cm" fo:margin-bottom="0cm" style:contextual-spacing="false" fo:line-height="100%"/>
      <style:text-properties fo:color="#999999"/>
    </style:style>
    <style:style style:name="P3" style:family="paragraph" style:parent-style-name="Pie_20_de_20_página1">
      <style:text-properties style:font-name="Arial"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DejaVu Serif1" fo:font-size="10pt" style:font-size-asian="10pt" style:font-name-complex="Tahoma" style:font-size-complex="10pt"/>
    </style:style>
    <style:style style:name="P6" style:family="paragraph" style:parent-style-name="Heading">
      <style:text-properties fo:font-size="18pt" style:font-size-asian="18pt" style:font-size-complex="18pt"/>
    </style:style>
    <style:style style:name="P7" style:family="paragraph" style:parent-style-name="Standard" style:master-page-name="Standard">
      <style:paragraph-properties fo:margin-top="0.3cm" fo:margin-bottom="0.15cm" style:contextual-spacing="false" fo:text-align="justify" style:justify-single-word="false" style:page-number="auto" fo:keep-with-next="always"/>
      <style:text-properties style:use-window-font-color="true" style:font-name="Arial" fo:font-size="24pt" fo:font-weight="bold" style:font-size-asian="24pt" style:font-weight-asian="bold" style:font-name-complex="Tahoma" style:font-size-complex="24pt"/>
    </style:style>
    <style:style style:name="P8" style:family="paragraph" style:parent-style-name="Table_20_Contents">
      <style:text-properties officeooo:rsid="00191756" officeooo:paragraph-rsid="00191756"/>
    </style:style>
    <style:style style:name="P9" style:family="paragraph" style:parent-style-name="Table_20_Contents">
      <style:text-properties officeooo:paragraph-rsid="00191756"/>
    </style:style>
    <style:style style:name="P10" style:family="paragraph" style:parent-style-name="Table_20_Contents">
      <style:text-properties style:text-underline-style="none" officeooo:rsid="00191a9f" officeooo:paragraph-rsid="00191a9f"/>
    </style:style>
    <style:style style:name="P11" style:family="paragraph" style:parent-style-name="Table_20_Contents">
      <style:text-properties officeooo:paragraph-rsid="00191a9f"/>
    </style:style>
    <style:style style:name="P12" style:family="paragraph" style:parent-style-name="Table_20_Contents">
      <style:text-properties officeooo:rsid="00191a9f" officeooo:paragraph-rsid="00191a9f"/>
    </style:style>
    <style:style style:name="P13" style:family="paragraph" style:parent-style-name="Table_20_Contents">
      <style:paragraph-properties fo:margin-top="0cm" fo:margin-bottom="0cm" style:contextual-spacing="true" fo:line-height="100%"/>
      <style:text-properties officeooo:rsid="001b2bcb" officeooo:paragraph-rsid="001b2bcb"/>
    </style:style>
    <style:style style:name="P14" style:family="paragraph" style:parent-style-name="Table_20_Contents">
      <style:paragraph-properties fo:margin-top="0cm" fo:margin-bottom="0cm" style:contextual-spacing="true" fo:line-height="100%"/>
      <style:text-properties officeooo:paragraph-rsid="001f0d73"/>
    </style:style>
    <style:style style:name="P15" style:family="paragraph" style:parent-style-name="Table_20_Contents">
      <style:paragraph-properties fo:margin-top="0cm" fo:margin-bottom="0cm" style:contextual-spacing="true" fo:line-height="100%"/>
      <style:text-properties officeooo:rsid="001c6b7b" officeooo:paragraph-rsid="001c6b7b"/>
    </style:style>
    <style:style style:name="P16" style:family="paragraph" style:parent-style-name="Table_20_Contents">
      <style:paragraph-properties fo:margin-top="0cm" fo:margin-bottom="0cm" style:contextual-spacing="true" fo:line-height="100%"/>
      <style:text-properties officeooo:rsid="001dc933" officeooo:paragraph-rsid="001dc933"/>
    </style:style>
    <style:style style:name="P17" style:family="paragraph" style:parent-style-name="Table_20_Contents">
      <style:paragraph-properties fo:margin-top="0cm" fo:margin-bottom="0cm" style:contextual-spacing="true" fo:line-height="100%"/>
      <style:text-properties officeooo:rsid="001f0d73" officeooo:paragraph-rsid="001f0d73"/>
    </style:style>
    <style:style style:name="P18" style:family="paragraph" style:parent-style-name="Table_20_Contents">
      <style:paragraph-properties fo:margin-top="0cm" fo:margin-bottom="0cm" style:contextual-spacing="true" fo:line-height="100%"/>
      <style:text-properties officeooo:rsid="001f5d6a" officeooo:paragraph-rsid="001f5d6a"/>
    </style:style>
    <style:style style:name="T1" style:family="text">
      <style:text-properties fo:color="#999999"/>
    </style:style>
    <style:style style:name="T2" style:family="text">
      <style:text-properties fo:font-weight="bold" style:font-weight-asian="bold" style:font-weight-complex="bold"/>
    </style:style>
    <style:style style:name="T3" style:family="text">
      <style:text-properties officeooo:rsid="00191756"/>
    </style:style>
    <style:style style:name="T4" style:family="text">
      <style:text-properties officeooo:rsid="00191a9f"/>
    </style:style>
    <style:style style:name="T5" style:family="text">
      <style:text-properties style:text-underline-style="none" officeooo:rsid="00191a9f"/>
    </style:style>
    <style:style style:name="T6" style:family="text">
      <style:text-properties officeooo:rsid="001b2bcb"/>
    </style:style>
    <style:style style:name="T7" style:family="text">
      <style:text-properties officeooo:rsid="001dc933"/>
    </style:style>
    <style:style style:name="T8" style:family="text">
      <style:text-properties officeooo:rsid="001f0d73"/>
    </style:style>
    <style:style style:name="fr1" style:family="graphic" style:parent-style-name="Graphics">
      <style:graphic-properties style:run-through="background" style:wrap="run-through" style:number-wrapped-paragraphs="no-limi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p text:style-name="P7"><draw:frame draw:style-name="fr1" draw:name="graphics1" text:anchor-type="paragraph" svg:width="17.709cm" svg:height="1.113cm" draw:z-index="0"><draw:image xlink:href="Pictures/100002010000041A000000423576346A.png" xlink:type="simple" xlink:show="embed" xlink:actuate="onLoad"/></draw:frame>Sistemas Operativos</text:p>
          </table:table-cell>
        </table:table-row>
      </table:table>
      <table:table table:name="Table3" table:style-name="Table3">
        <table:table-column table:style-name="Table3.A"/>
        <table:table-row>
          <table:table-cell table:style-name="Table3.A1" office:value-type="string">
            <text:p text:style-name="P6">Formulario de auto-evaluación</text:p>
            <text:p text:style-name="Heading">Modulo 2. Sesión 4. Comunicación entre procesos utilizando cauces</text:p>
          </table:table-cell>
        </table:table-row>
      </table:table>
      <text:p text:style-name="Standard"/>
      <text:p text:style-name="P4">Nombre y apellidos: </text:p>
      <table:table table:name="Table1" table:style-name="Table1">
        <table:table-column table:style-name="Table1.A"/>
        <table:table-row>
          <table:table-cell table:style-name="Table1.A1" office:value-type="string">
            <text:p text:style-name="P8">David Criado Ramón</text:p>
          </table:table-cell>
        </table:table-row>
      </table:table>
      <text:p text:style-name="Standard"/>
      <text:p text:style-name="P4">a) Cuestionario de actitud frente al trabajo.</text:p>
      <text:p text:style-name="Standard">El tiempo que he dedicado a la preparación de la sesión antes de asistir al laboratorio ha sido de <text:span text:style-name="T3">10 </text:span>minutos.</text:p>
      <text:p text:style-name="Standard">1. He resuelto todas las dudas que tenía antes de iniciar la sesión de prácticas: <text:span text:style-name="T3">Sí</text:span> (si/no). En caso de haber contestado “no”, indica los motivos por los que no las has resuelto:</text:p>
      <table:table table:name="Table2" table:style-name="Table2">
        <table:table-column table:style-name="Table2.A"/>
        <table:table-row>
          <table:table-cell table:style-name="Table2.A1" office:value-type="string">
            <text:p text:style-name="Table_20_Contents"/>
            <text:p text:style-name="Table_20_Contents"/>
            <text:p text:style-name="Table_20_Contents"/>
            <text:p text:style-name="Table_20_Contents"/>
          </table:table-cell>
        </table:table-row>
      </table:table>
      <text:p text:style-name="Standard"/>
      <text:p text:style-name="Standard">2. Tengo que trabajar algo más los conceptos sobre:</text:p>
      <table:table table:name="Table6" table:style-name="Table6">
        <table:table-column table:style-name="Table6.A"/>
        <table:table-row>
          <table:table-cell table:style-name="Table6.A1" office:value-type="string">
            <text:p text:style-name="Table_20_Contents"/>
            <text:p text:style-name="Table_20_Contents"/>
            <text:p text:style-name="Table_20_Contents"/>
            <text:p text:style-name="Table_20_Contents"/>
          </table:table-cell>
        </table:table-row>
      </table:table>
      <text:p text:style-name="Standard"/>
      <text:p text:style-name="Standard">3. Comentarios y sugerencias:</text:p>
      <table:table table:name="Table8" table:style-name="Table8">
        <table:table-column table:style-name="Table8.A"/>
        <table:table-row>
          <table:table-cell table:style-name="Table8.A1" office:value-type="string">
            <text:p text:style-name="Table_20_Contents"/>
            <text:p text:style-name="Table_20_Contents"/>
            <text:p text:style-name="Table_20_Contents"/>
            <text:p text:style-name="Table_20_Contents"/>
          </table:table-cell>
        </table:table-row>
      </table:table>
      <text:p text:style-name="Standard"/>
      <text:p text:style-name="P4"><text:soft-page-break/>b) Cuestionario de conocimientos adquiridos.</text:p>
      <text:p text:style-name="Standard">Mi solución al <text:span text:style-name="T2">ejercicio 1</text:span> ha sido:</text:p>
      <table:table table:name="Table9" table:style-name="Table9">
        <table:table-column table:style-name="Table9.A"/>
        <table:table-row table:style-name="Table9.1">
          <table:table-cell table:style-name="Table9.A1" office:value-type="string">
            <text:p text:style-name="P8">Primero ha de ejecutarse el consumidor ya que es el con mknod crea el archivo especial FIFO que representa al cauce con nombre con el que se comunicarán productor y consumidor. Una vez esté activo el consumidor estará en un bucle infinito esperando a leer el próximo mensaje que ponga el productor hasta que dicho mensaje sea “fin”. Un ejemplo de ejecución correcta sería</text:p>
            <text:p text:style-name="P8">david@David:~$ ./consumidorFIFO&amp;</text:p>
            <text:p text:style-name="P8">[1] 4282</text:p>
            <text:p text:style-name="P8">david@David:~$ ./productorFIFO hola</text:p>
            <text:p text:style-name="P8"></text:p>
            <text:p text:style-name="P8">Mensaje recibido: hola</text:p>
            <text:p text:style-name="P8">david@David:~$ ./productorFIFO adiós</text:p>
            <text:p text:style-name="P8"></text:p>
            <text:p text:style-name="P8">Mensaje recibido: adiós</text:p>
            <text:p text:style-name="P8">david@David:~$ ./productorFIFO fin</text:p>
            <text:p text:style-name="P9"><text:span text:style-name="T3">[1]+ <text:s/>Hecho <text:s text:c="5"/>./consumidorFIFO</text:span></text:p>
          </table:table-cell>
        </table:table-row>
      </table:table>
      <text:p text:style-name="Standard"/>
      <text:p text:style-name="Standard">Mi solución a<text:span text:style-name="T4">l</text:span> <text:span text:style-name="T2">ejercicio 2</text:span> ha sido:</text:p>
      <table:table table:name="Table10" table:style-name="Table10">
        <table:table-column table:style-name="Table10.A"/>
        <table:table-row table:style-name="Table10.1">
          <table:table-cell table:style-name="Table10.A1" office:value-type="string">
            <text:p text:style-name="P10">En fd[2] se almacenan en fd[0] el extremo de lectura y en fd[1] el extremo de escritura. Así pues haciendo fork() si estamos en el hijo (PID==0) cierra el extremo de lectura y para el padre el extremo de escritura. Permitiendo que lo que escribas con write desde el hijo en fd[1] llegue hasta el read del padre en fd[0]. Un ejemplo de ejecución sería:</text:p>
            <text:p text:style-name="P10">david@David:~$ ./tarea6</text:p>
            <text:p text:style-name="P10">El n�mero de bytes recibidos es: 47</text:p>
            <text:p text:style-name="P10">La cadena enviada a trav�s del cauce es: </text:p>
            <text:p text:style-name="P11"><text:span text:style-name="T5">El primer mensaje transmitido por un cauce!!</text:span></text:p>
          </table:table-cell>
        </table:table-row>
      </table:table>
      <text:p text:style-name="Standard"/>
      <text:p text:style-name="Standard">Mi solución a<text:span text:style-name="T4">l</text:span> <text:span text:style-name="T2">ejercicio 4</text:span> ha sido:</text:p>
      <table:table table:name="Table12" table:style-name="Table12">
        <table:table-column table:style-name="Table12.A"/>
        <table:table-row>
          <table:table-cell table:style-name="Table12.A1" office:value-type="string">
            <text:p text:style-name="P12">Aunque la salida es la misma la diferencia radica en que en tarea7 se utiliza dup y en tarea8 se utiliza dup2.</text:p>
            <text:p text:style-name="P11"><text:span text:style-name="T4">Mientras que dup te daba el siguiente descriptor disponible para utilizar como cauce en dup2 además de poner el antiguo descriptor puedes indicar cual quieres que sea el nuevo (en el segundo caso usa directamente entrada/salida estándar).</text:span></text:p>
            <text:p text:style-name="P11"/>
          </table:table-cell>
        </table:table-row>
      </table:table>
      <text:p text:style-name="Standard"/>
      <text:p text:style-name="Standard"><text:soft-page-break/>Mi solución <text:span text:style-name="T4">al</text:span> <text:span text:style-name="T2">ejercicio 5</text:span> ha sido:</text:p>
      <table:table table:name="Table4" table:style-name="Table4">
        <table:table-column table:style-name="Table4.A"/>
        <table:table-row table:style-name="Table4.1">
          <table:table-cell table:style-name="Table4.A1" office:value-type="string">
            <text:p text:style-name="Table_20_Contents">/*** <text:span text:style-name="T6">MAESTRO ***/</text:span></text:p>
            <text:p text:style-name="P17">#include&lt;sys/types.h&gt;</text:p>
            <text:p text:style-name="P17">#include&lt;fcntl.h&gt;</text:p>
            <text:p text:style-name="P17">#include&lt;unistd.h&gt;</text:p>
            <text:p text:style-name="P17">#include&lt;stdio.h&gt;</text:p>
            <text:p text:style-name="P17">#include&lt;stdlib.h&gt;</text:p>
            <text:p text:style-name="P17">#include&lt;errno.h&gt;</text:p>
            <text:p text:style-name="P17">#include&lt;string.h&gt;</text:p>
            <text:p text:style-name="P17"></text:p>
            <text:p text:style-name="P17">int main(int argc, char *argv[]){</text:p>
            <text:p text:style-name="P17"><text:s text:c="2"/>int cauce[2][2];</text:p>
            <text:p text:style-name="P17"><text:s text:c="2"/>int i, leidos;</text:p>
            <text:p text:style-name="P17"><text:s text:c="2"/>int ext_inferior;</text:p>
            <text:p text:style-name="P17"><text:s text:c="2"/>int ext_superior;</text:p>
            <text:p text:style-name="P17"><text:s text:c="2"/>int intermedio;</text:p>
            <text:p text:style-name="P17"><text:s text:c="2"/>char *inter1;</text:p>
            <text:p text:style-name="P17"><text:s text:c="2"/>char *inter2;</text:p>
            <text:p text:style-name="P17"><text:s text:c="2"/>char buffer[1000]="";</text:p>
            <text:p text:style-name="P17"><text:s text:c="2"/>char buffer1[1000]="";</text:p>
            <text:p text:style-name="P17"><text:s text:c="2"/></text:p>
            <text:p text:style-name="P17"><text:s text:c="2"/>pid_t esclavo1, esclavo2;</text:p>
            <text:p text:style-name="P17"></text:p>
            <text:p text:style-name="P17"><text:s text:c="2"/>if (argc!=3) {</text:p>
            <text:p text:style-name="P17"><text:s text:c="4"/>perror("Número de argumentos incorrecto.");</text:p>
            <text:p text:style-name="P17"><text:s text:c="4"/>printf("Formato: &lt;ext_inferior&gt; &lt;ext_superior&gt;\n");</text:p>
            <text:p text:style-name="P17"><text:s text:c="4"/>exit(-1);</text:p>
            <text:p text:style-name="P17"><text:s text:c="2"/>}</text:p>
            <text:p text:style-name="P17"><text:s text:c="2"/>ext_inferior=strtol(argv[1],NULL,10);</text:p>
            <text:p text:style-name="P17"><text:s text:c="2"/>ext_superior=strtol(argv[2],NULL,10);</text:p>
            <text:p text:style-name="P17"><text:s text:c="2"/>intermedio=(ext_superior-ext_inferior)/2 + ext_inferior;</text:p>
            <text:p text:style-name="P17"><text:s text:c="2"/>asprintf(&amp;inter1,"%d",intermedio);</text:p>
            <text:p text:style-name="P17"><text:s text:c="2"/>asprintf(&amp;inter2,"%d",intermedio+1);</text:p>
            <text:p text:style-name="P17"></text:p>
            <text:p text:style-name="P17"><text:s text:c="2"/></text:p>
            <text:p text:style-name="P17"><text:s text:c="2"/>pipe(cauce[0]);</text:p>
            <text:p text:style-name="P17"><text:s text:c="2"/>pipe(cauce[1]);</text:p>
            <text:p text:style-name="P17"></text:p>
            <text:p text:style-name="P17"></text:p>
            <text:p text:style-name="P17"><text:s text:c="2"/></text:p>
            <text:p text:style-name="P17"><text:s text:c="2"/>esclavo1=fork();</text:p>
            <text:p text:style-name="P17"></text:p>
            <text:p text:style-name="P17"><text:s text:c="2"/>if (esclavo1 == 0) { </text:p>
            <text:p text:style-name="P17"><text:s text:c="4"/>close(cauce[0][0]);</text:p>
            <text:p text:style-name="P17"><text:s text:c="4"/>close(cauce[1][0]);</text:p>
            <text:p text:style-name="P17"><text:s text:c="4"/>close(cauce[1][1]);</text:p>
            <text:p text:style-name="P17"><text:s text:c="4"/>close(1);</text:p>
            <text:p text:style-name="P17"><text:s text:c="4"/>dup(cauce[0][1]);</text:p>
            <text:p text:style-name="P17"><text:s text:c="4"/>execl("./esclavo","./esclavo",argv[1],inter1,NULL); </text:p>
            <text:p text:style-name="P17"><text:s text:c="2"/>} </text:p>
            <text:p text:style-name="P17"><text:s text:c="2"/>else { </text:p>
            <text:p text:style-name="P17"><text:s text:c="2"/></text:p>
            <text:p text:style-name="P17"><text:s text:c="2"/>esclavo2 = fork();</text:p>
            <text:p text:style-name="P17"><text:s text:c="7"/></text:p>
            <text:p text:style-name="P17"><text:s text:c="2"/>if (esclavo2 == 0) { /* Esclavo 2 */</text:p>
            <text:p text:style-name="P17"><text:s text:c="7"/>close(cauce[0][0]);</text:p>
            <text:p text:style-name="P17"><text:s text:c="7"/>close(cauce[0][1]);</text:p>
            <text:p text:style-name="P17"><text:s text:c="7"/>close(cauce[1][0]);</text:p>
            <text:p text:style-name="P17"><text:s text:c="7"/>close(1);</text:p>
            <text:p text:style-name="P17"><text:s text:c="7"/>dup(cauce[1][1]);</text:p>
            <text:p text:style-name="P17"><text:soft-page-break/><text:s text:c="7"/>execl("./esclavo","./esclavo",inter2,argv[2],NULL); </text:p>
            <text:p text:style-name="P17"><text:s text:c="4"/>} <text:s text:c="2"/></text:p>
            <text:p text:style-name="P17"><text:s text:c="3"/></text:p>
            <text:p text:style-name="P17"><text:s text:c="3"/>else {</text:p>
            <text:p text:style-name="P17"><text:s text:c="6"/>close(cauce[0][1]);</text:p>
            <text:p text:style-name="P17"><text:s text:c="6"/>dup(cauce[0][0]);</text:p>
            <text:p text:style-name="P17"><text:s text:c="6"/>while ((leidos=read(cauce[0][0],buffer,sizeof(buffer)))&gt;0) {</text:p>
            <text:p text:style-name="P17"><text:s text:c="8"/>char salida[leidos];</text:p>
            <text:p text:style-name="P17"><text:s text:c="8"/>for(i=0; i&lt;=leidos; i++) {</text:p>
            <text:p text:style-name="P17"><text:s text:c="10"/>salida[i]=buffer[i];</text:p>
            <text:p text:style-name="P17"><text:s text:c="8"/>}</text:p>
            <text:p text:style-name="P17"><text:s text:c="8"/>printf("%s",salida);</text:p>
            <text:p text:style-name="P17"><text:s text:c="6"/>}</text:p>
            <text:p text:style-name="P17"><text:s text:c="6"/>close(cauce[0][0]);</text:p>
            <text:p text:style-name="P17"><text:s text:c="6"/>close(cauce[1][1]);</text:p>
            <text:p text:style-name="P17"><text:s text:c="6"/>dup(cauce[1][0]);</text:p>
            <text:p text:style-name="P17"><text:s text:c="6"/>while ((leidos=read(cauce[1][0],buffer1,sizeof(buffer1)))&gt;0) {</text:p>
            <text:p text:style-name="P17"><text:s text:c="8"/>char salida[leidos];</text:p>
            <text:p text:style-name="P17"><text:s text:c="8"/>for(i=0; i&lt;=leidos; i++) {</text:p>
            <text:p text:style-name="P17"><text:s text:c="12"/>salida[i]=buffer1[i];</text:p>
            <text:p text:style-name="P17"><text:s text:c="8"/>}</text:p>
            <text:p text:style-name="P17"><text:s text:c="8"/>printf("%s",salida);</text:p>
            <text:p text:style-name="P17"><text:s text:c="6"/>}</text:p>
            <text:p text:style-name="P17"><text:s text:c="5"/>close(cauce[1][0]);</text:p>
            <text:p text:style-name="P17"><text:s text:c="4"/>}</text:p>
            <text:p text:style-name="P17"><text:s text:c="2"/>}</text:p>
            <text:p text:style-name="P17"><text:s text:c="2"/>return 0;</text:p>
            <text:p text:style-name="P17">}</text:p>
            <text:p text:style-name="P14"><text:span text:style-name="T8"><text:s/></text:span></text:p>
          </table:table-cell>
        </table:table-row>
        <table:table-row table:style-name="Table4.1">
          <table:table-cell table:style-name="Table4.A2" office:value-type="string">
            <text:p text:style-name="Table_20_Contents">/** <text:span text:style-name="T8">ESCLAVO **/</text:span></text:p>
            <text:p text:style-name="P17">#include&lt;sys/types.h&gt;</text:p>
            <text:p text:style-name="P17">#include&lt;fcntl.h&gt;</text:p>
            <text:p text:style-name="P17">#include&lt;math.h&gt;</text:p>
            <text:p text:style-name="P17">#include&lt;unistd.h&gt;</text:p>
            <text:p text:style-name="P17">#include&lt;stdio.h&gt;</text:p>
            <text:p text:style-name="P17">#include&lt;stdlib.h&gt;</text:p>
            <text:p text:style-name="P17">#include&lt;errno.h&gt;</text:p>
            <text:p text:style-name="P17"></text:p>
            <text:p text:style-name="P17"></text:p>
            <text:p text:style-name="P17">int main(int argc, char *argv[]){</text:p>
            <text:p text:style-name="P17"><text:s text:c="2"/>int ext_inferior;</text:p>
            <text:p text:style-name="P17"><text:s text:c="2"/>int ext_superior;</text:p>
            <text:p text:style-name="P17"><text:s text:c="2"/>double raiz;</text:p>
            <text:p text:style-name="P17"><text:s text:c="2"/>int i,j;</text:p>
            <text:p text:style-name="P17"><text:s text:c="2"/>int primo;</text:p>
            <text:p text:style-name="P17"><text:soft-page-break/><text:s text:c="2"/>if (argc!=3)</text:p>
            <text:p text:style-name="P17"><text:s text:c="4"/>exit(-1);</text:p>
            <text:p text:style-name="P17"><text:s text:c="2"/>ext_inferior=strtol(argv[1],NULL,10);</text:p>
            <text:p text:style-name="P17"><text:s text:c="2"/>ext_superior=strtol(argv[2],NULL,10);</text:p>
            <text:p text:style-name="P17"></text:p>
            <text:p text:style-name="P17"><text:s text:c="2"/>for (i=ext_inferior; i&lt;=ext_superior; ++i){</text:p>
            <text:p text:style-name="P17"><text:s text:c="4"/>raiz=sqrt(i*1.0);</text:p>
            <text:p text:style-name="P17"><text:s text:c="4"/>primo=1;</text:p>
            <text:p text:style-name="P17"><text:s text:c="4"/>for(j=2;j&lt;=raiz ;++j)</text:p>
            <text:p text:style-name="P17"><text:s text:c="6"/>if(i%j==0) {</text:p>
            <text:p text:style-name="P17"><text:s text:c="8"/>primo=0;</text:p>
            <text:p text:style-name="P17"><text:s text:c="8"/>break;</text:p>
            <text:p text:style-name="P17"><text:s text:c="6"/>}</text:p>
            <text:p text:style-name="P17"><text:s text:c="4"/>if(primo) </text:p>
            <text:p text:style-name="P17"><text:s text:c="8"/>printf("%d\n", i);</text:p>
            <text:p text:style-name="P17"><text:s text:c="4"/></text:p>
            <text:p text:style-name="P17"><text:s text:c="6"/></text:p>
            <text:p text:style-name="P17"><text:s text:c="2"/>}</text:p>
            <text:p text:style-name="P17"><text:s text:c="2"/>return 0;</text:p>
            <text:p text:style-name="P17">}</text:p>
            <text:p text:style-name="P17">/** SALIDA **/</text:p>
            <text:p text:style-name="P18">david@David:~$ ./maestro 1000 2000</text:p>
            <text:p text:style-name="P18">1009</text:p>
            <text:p text:style-name="P18">1013</text:p>
            <text:p text:style-name="P18">1019</text:p>
            <text:p text:style-name="P18">1021</text:p>
            <text:p text:style-name="P18">1031</text:p>
            <text:p text:style-name="P18">1033</text:p>
            <text:p text:style-name="P18">1039</text:p>
            <text:p text:style-name="P18">1049</text:p>
            <text:p text:style-name="P18">1051</text:p>
            <text:p text:style-name="P18">1061</text:p>
            <text:p text:style-name="P18">1063</text:p>
            <text:p text:style-name="P18">1069</text:p>
            <text:p text:style-name="P18">1087</text:p>
            <text:p text:style-name="P18">1091</text:p>
            <text:p text:style-name="P18">1093</text:p>
            <text:p text:style-name="P18">1097</text:p>
            <text:p text:style-name="P18">1103</text:p>
            <text:p text:style-name="P18">1109</text:p>
            <text:p text:style-name="P18">1117</text:p>
            <text:p text:style-name="P18">1123</text:p>
            <text:p text:style-name="P18">1129</text:p>
            <text:p text:style-name="P18">1151</text:p>
            <text:p text:style-name="P18">1153</text:p>
            <text:p text:style-name="P18">1163</text:p>
            <text:p text:style-name="P18">1171</text:p>
            <text:p text:style-name="P18">1181</text:p>
            <text:p text:style-name="P18">1187</text:p>
            <text:p text:style-name="P18">1193</text:p>
            <text:p text:style-name="P18">1201</text:p>
            <text:p text:style-name="P18">1213</text:p>
            <text:p text:style-name="P18">1217</text:p>
            <text:p text:style-name="P18">1223</text:p>
            <text:p text:style-name="P18">1229</text:p>
            <text:p text:style-name="P18">1231</text:p>
            <text:p text:style-name="P18">1237</text:p>
            <text:p text:style-name="P18">1249</text:p>
            <text:p text:style-name="P18">1259</text:p>
            <text:p text:style-name="P18">1277</text:p>
            <text:p text:style-name="P18">1279</text:p>
            <text:p text:style-name="P18"><text:soft-page-break/>1283</text:p>
            <text:p text:style-name="P18">1289</text:p>
            <text:p text:style-name="P18">1291</text:p>
            <text:p text:style-name="P18">1297</text:p>
            <text:p text:style-name="P18">1301</text:p>
            <text:p text:style-name="P18">1303</text:p>
            <text:p text:style-name="P18">1307</text:p>
            <text:p text:style-name="P18">1319</text:p>
            <text:p text:style-name="P18">1321</text:p>
            <text:p text:style-name="P18">1327</text:p>
            <text:p text:style-name="P18">1361</text:p>
            <text:p text:style-name="P18">1367</text:p>
            <text:p text:style-name="P18">1373</text:p>
            <text:p text:style-name="P18">1381</text:p>
            <text:p text:style-name="P18">1399</text:p>
            <text:p text:style-name="P18">1409</text:p>
            <text:p text:style-name="P18">1423</text:p>
            <text:p text:style-name="P18">1427</text:p>
            <text:p text:style-name="P18">1429</text:p>
            <text:p text:style-name="P18">1433</text:p>
            <text:p text:style-name="P18">1439</text:p>
            <text:p text:style-name="P18">1447</text:p>
            <text:p text:style-name="P18">1451</text:p>
            <text:p text:style-name="P18">1453</text:p>
            <text:p text:style-name="P18">1459</text:p>
            <text:p text:style-name="P18">1471</text:p>
            <text:p text:style-name="P18">1481</text:p>
            <text:p text:style-name="P18">1483</text:p>
            <text:p text:style-name="P18">1487</text:p>
            <text:p text:style-name="P18">1489</text:p>
            <text:p text:style-name="P18">1493</text:p>
            <text:p text:style-name="P18">1499</text:p>
            <text:p text:style-name="P18">1511</text:p>
            <text:p text:style-name="P18">1523</text:p>
            <text:p text:style-name="P18">1531</text:p>
            <text:p text:style-name="P18">1543</text:p>
            <text:p text:style-name="P18">1549</text:p>
            <text:p text:style-name="P18">1553</text:p>
            <text:p text:style-name="P18">1559</text:p>
            <text:p text:style-name="P18">1567</text:p>
            <text:p text:style-name="P18">1571</text:p>
            <text:p text:style-name="P18">1579</text:p>
            <text:p text:style-name="P18">1583</text:p>
            <text:p text:style-name="P18">1597</text:p>
            <text:p text:style-name="P18">1601</text:p>
            <text:p text:style-name="P18">1607</text:p>
            <text:p text:style-name="P18">1609</text:p>
            <text:p text:style-name="P18">1613</text:p>
            <text:p text:style-name="P18">1619</text:p>
            <text:p text:style-name="P18">1621</text:p>
            <text:p text:style-name="P18">1627</text:p>
            <text:p text:style-name="P18">1637</text:p>
            <text:p text:style-name="P18">1657</text:p>
            <text:p text:style-name="P18">1663</text:p>
            <text:p text:style-name="P18">1667</text:p>
            <text:p text:style-name="P18">1669</text:p>
            <text:p text:style-name="P18">1693</text:p>
            <text:p text:style-name="P18">1697</text:p>
            <text:p text:style-name="P18">1699</text:p>
            <text:p text:style-name="P18">1709</text:p>
            <text:p text:style-name="P18">1721</text:p>
            <text:p text:style-name="P18">1723</text:p>
            <text:p text:style-name="P18"><text:soft-page-break/>1733</text:p>
            <text:p text:style-name="P18">1741</text:p>
            <text:p text:style-name="P18">1747</text:p>
            <text:p text:style-name="P18">1753</text:p>
            <text:p text:style-name="P18">1759</text:p>
            <text:p text:style-name="P18">1777</text:p>
            <text:p text:style-name="P18">1783</text:p>
            <text:p text:style-name="P18">1787</text:p>
            <text:p text:style-name="P18">1789</text:p>
            <text:p text:style-name="P18">1801</text:p>
            <text:p text:style-name="P18">1811</text:p>
            <text:p text:style-name="P18">1823</text:p>
            <text:p text:style-name="P18">1831</text:p>
            <text:p text:style-name="P18">1847</text:p>
            <text:p text:style-name="P18">1861</text:p>
            <text:p text:style-name="P18">1867</text:p>
            <text:p text:style-name="P18">1871</text:p>
            <text:p text:style-name="P18">1873</text:p>
            <text:p text:style-name="P18">1877</text:p>
            <text:p text:style-name="P18">1879</text:p>
            <text:p text:style-name="P18">1889</text:p>
            <text:p text:style-name="P18">1901</text:p>
            <text:p text:style-name="P18">1907</text:p>
            <text:p text:style-name="P18">1913</text:p>
            <text:p text:style-name="P18">1931</text:p>
            <text:p text:style-name="P18">1933</text:p>
            <text:p text:style-name="P18">1949</text:p>
            <text:p text:style-name="P18">1951</text:p>
            <text:p text:style-name="P18">1973</text:p>
            <text:p text:style-name="P18">1979</text:p>
            <text:p text:style-name="P18">1987</text:p>
            <text:p text:style-name="P18">1993</text:p>
            <text:p text:style-name="P18">1997</text:p>
            <text:p text:style-name="P18">1999</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justify" style:justify-single-word="false" fo:orphans="2" fo:widows="2" style:writing-mode="lr-tb"/>
      <style:text-properties style:use-window-font-color="true" style:font-name="DejaVu Serif" fo:font-family="'DejaVu Serif'" style:font-style-name="Book" style:font-family-generic="roman" style:font-pitch="variable" fo:font-size="10pt" style:font-name-asian="Calibri" style:font-family-asian="Calibri" style:font-family-generic-asian="system" style:font-pitch-asian="variable" style:font-size-asian="11pt" style:font-name-complex="Calibri"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font-family-generic-complex="system" style:font-pitch-complex="variable"/>
    </style:style>
    <style:style style:name="Epígrafe1" style:family="paragraph" style:parent-style-name="Standard"/>
    <style:style style:name="Balloon_20_Text" style:display-name="Balloon Text" style:family="paragraph" style:parent-style-name="Standard"/>
    <style:style style:name="capt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ítulo_20_21" style:display-name="Título 21" style:family="paragraph" style:parent-style-name="Heading"/>
    <style:style style:name="Título_20_31" style:display-name="Título 31" style:family="paragraph" style:parent-style-name="Heading"/>
    <style:style style:name="Título_20_11" style:display-name="Título 11" style:family="paragraph" style:parent-style-name="Heading"/>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5.001cm"/>
        </style:tab-stops>
      </style:paragraph-properties>
    </style:style>
    <style:style style:name="Título_20_41" style:display-name="Título 41" style:family="paragraph" style:parent-style-name="Heading"/>
    <style:style style:name="Título_20_51" style:display-name="Título 51" style:family="paragraph" style:parent-style-name="Heading"/>
    <style:style style:name="Título_20_71" style:display-name="Título 71" style:family="paragraph" style:parent-style-name="Heading"/>
    <style:style style:name="Table" style:family="paragraph" style:parent-style-name="Epígrafe1"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Pie_20_de_20_página1" style:display-name="Pie de página1" style:family="paragraph" style:parent-style-name="Standard"/>
    <style:style style:name="Encabezado1" style:family="paragraph" style:parent-style-name="Standard"/>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Num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3">
      <text:list-level-style-bullet text:level="1" text:style-name="ListLabel_20_1" text:bullet-char="➢">
        <style:list-level-properties/>
        <style:text-properties fo:font-family="StarSymbol"/>
      </text:list-level-style-bullet>
      <text:list-level-style-bullet text:level="2" text:style-name="ListLabel_20_1" text:bullet-char="➢">
        <style:list-level-properties/>
        <style:text-properties fo:font-family="StarSymbol"/>
      </text:list-level-style-bullet>
      <text:list-level-style-bullet text:level="3" text:style-name="ListLabel_20_1" text:bullet-char="➢">
        <style:list-level-properties/>
        <style:text-properties fo:font-family="StarSymbol"/>
      </text:list-level-style-bullet>
      <text:list-level-style-bullet text:level="4" text:style-name="ListLabel_20_1" text:bullet-char="➢">
        <style:list-level-properties/>
        <style:text-properties fo:font-family="StarSymbol"/>
      </text:list-level-style-bullet>
      <text:list-level-style-bullet text:level="5" text:style-name="ListLabel_20_1" text:bullet-char="➢">
        <style:list-level-properties/>
        <style:text-properties fo:font-family="StarSymbol"/>
      </text:list-level-style-bullet>
      <text:list-level-style-bullet text:level="6" text:style-name="ListLabel_20_1" text:bullet-char="➢">
        <style:list-level-properties/>
        <style:text-properties fo:font-family="StarSymbol"/>
      </text:list-level-style-bullet>
      <text:list-level-style-bullet text:level="7" text:style-name="ListLabel_20_1" text:bullet-char="➢">
        <style:list-level-properties/>
        <style:text-properties fo:font-family="StarSymbol"/>
      </text:list-level-style-bullet>
      <text:list-level-style-bullet text:level="8" text:style-name="ListLabel_20_1" text:bullet-char="➢">
        <style:list-level-properties/>
        <style:text-properties fo:font-family="StarSymbol"/>
      </text:list-level-style-bullet>
      <text:list-level-style-bullet text:level="9" text:style-name="ListLabel_20_1" text:bullet-char="➢">
        <style:list-level-properties/>
        <style:text-properties fo:font-family="StarSymbol"/>
      </text:list-level-style-bullet>
      <text:list-level-style-number text:level="10" style:num-suffix="." style:num-format="1">
        <style:list-level-properties/>
      </text:list-level-style-number>
    </text:list-style>
    <text:list-style style:name="WWNum4">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6">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7">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8">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9">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0">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3">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1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7">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19">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0">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1">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2">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3">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7">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9">
      <text:list-level-style-number text:level="1" style:num-suffix=")" style:num-format="a">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Encabezado1">
      <style:paragraph-properties fo:margin-top="0cm" fo:margin-bottom="0cm" style:contextual-spacing="false" fo:line-height="100%"/>
      <style:text-properties fo:color="#999999" style:font-name="Arial" fo:font-size="10pt" style:font-size-asian="10pt" style:font-size-complex="10pt"/>
    </style:style>
    <style:style style:name="MP2" style:family="paragraph" style:parent-style-name="Encabezado1">
      <style:paragraph-properties fo:margin-top="0cm" fo:margin-bottom="0cm" style:contextual-spacing="false" fo:line-height="100%"/>
      <style:text-properties fo:color="#999999"/>
    </style:style>
    <style:style style:name="MP3" style:family="paragraph" style:parent-style-name="Pie_20_de_20_página1">
      <style:text-properties style:font-name="Arial" fo:font-size="10pt" style:font-size-asian="10pt" style:font-size-complex="10pt"/>
    </style:style>
    <style:style style:name="MT1" style:family="text">
      <style:text-properties fo:color="#999999"/>
    </style:style>
    <style:page-layout style:name="Mpm1">
      <style:page-layout-properties fo:page-width="21.001cm" fo:page-height="29.7cm" style:num-format="1" style:print-orientation="portrait" fo:margin-top="1.27cm" fo:margin-bottom="1.27cm" fo:margin-left="1.501cm" fo:margin-right="1.596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229cm" fo:margin-left="0cm" fo:margin-right="0cm" fo:margin-top="0.129cm" style:dynamic-spacing="true"/>
      </style:footer-style>
    </style:page-layout>
  </office:automatic-styles>
  <office:master-styles>
    <style:master-page style:name="Standard" style:page-layout-name="Mpm1">
      <style:header>
        <text:p text:style-name="MP1">Prácticas de Sistemas Operativos<text:tab/><text:tab/><text:tab/> <text:s text:c="5"/>Módulo I. Administración del Sistema Operativo Linux</text:p>
        <text:p text:style-name="MP2"/>
      </style:header>
      <style:footer>
        <text:p text:style-name="MP3"><text:span text:style-name="MT1">Módulo 2 - Sesión 4. Comunicación entre procesos utilizando cauces</text:span><text:tab/><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1-10-05T09:46:35</meta:creation-date>
    <dc:date>2015-11-28T22:21:35.769198886</dc:date>
    <meta:print-date>2011-10-06T10:39:21</meta:print-date>
    <meta:editing-cycles>186</meta:editing-cycles>
    <meta:editing-duration>P1DT6H44M13S</meta:editing-duration>
    <meta:document-statistic meta:table-count="10" meta:image-count="1" meta:object-count="0" meta:page-count="7" meta:paragraph-count="296" meta:word-count="706" meta:character-count="5585" meta:non-whitespace-character-count="4463"/>
    <meta:user-defined meta:name="Información 1"/>
    <meta:user-defined meta:name="Información 2"/>
    <meta:user-defined meta:name="Información 3"/>
    <meta:user-defined meta:name="Información 4"/>
  </office:meta>
</office:document-meta>
</file>